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2.501cm" fo:min-width="0cm" fo:padding-top="0cm" fo:padding-bottom="0cm" fo:padding-left="0cm" fo:padding-right="0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T1" style:family="text">
      <style:text-properties fo:language="pl" fo:country="PL" style:language-asian="pl" style:country-asian="PL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frame presentation:style-name="pr1" draw:text-style-name="P2" draw:layer="layout" svg:width="26cm" svg:height="2.5cm" svg:x="1.001cm" svg:y="9.252cm" presentation:class="title" presentation:user-transformed="true">
          <draw:text-box>
            <text:list text:style-name="L1">
              <text:list-header>
                <text:p text:style-name="P1"><text:span text:style-name="T1">Zażółć gęślą jaźń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" presentation:class="page"/>
          <draw:frame presentation:style-name="pr2" draw:text-style-name="P3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3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3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Liberation Sans1" style:font-family-asian="'Liberation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13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fo:background-color="transparent" style:font-name-asian="DejaVu Sans" style:font-family-asian="'DejaVu Sans'" style:font-pitch-asian="variable" style:font-size-asian="26pt" style:font-style-asian="normal" style:font-weight-asian="bold" style:font-name-complex="DejaVu Sans" style:font-family-complex="'DejaVu Sans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113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DejaVu Sans" style:font-family-asian="'DejaVu Sans'" style:font-pitch-asian="variable" style:font-size-asian="22pt" style:font-style-asian="normal" style:font-weight-asian="normal" style:font-name-complex="DejaVu Sans" style:font-family-complex="'DejaVu Sans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13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13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1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1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1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1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1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13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6pt" fo:font-style="normal" fo:text-shadow="none" style:text-underline-style="none" fo:font-weight="normal" fo:background-color="transparent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13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fo:background-color="transparent" style:font-name-asian="DejaVu Sans" style:font-family-asian="'DejaVu Sans'" style:font-pitch-asian="variable" style:font-size-asian="32pt" style:font-style-asian="normal" style:font-weight-asian="bold" style:font-name-complex="DejaVu Sans" style:font-family-complex="'DejaVu San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13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DejaVu Sans" style:font-family-asian="'DejaVu Sans'" style:font-pitch-asian="variable" style:font-size-asian="26pt" style:font-style-asian="normal" style:font-weight-asian="bold" style:font-name-complex="DejaVu Sans" style:font-family-complex="'DejaVu Sans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113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DejaVu Sans" style:font-family-asian="'DejaVu Sans'" style:font-pitch-asian="variable" style:font-size-asian="22pt" style:font-style-asian="normal" style:font-weight-asian="normal" style:font-name-complex="DejaVu Sans" style:font-family-complex="'DejaVu Sans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113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113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11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11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11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11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11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13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22pt" style:font-style-asian="normal" style:font-weight-asian="normal" style:font-name-complex="DejaVu Sans" style:font-family-complex="'DejaVu Sans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13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pitch-asian="variable" style:font-size-asian="32pt" style:font-style-asian="normal" style:font-weight-asian="bold" style:font-name-complex="DejaVu Sans" style:font-family-complex="'DejaVu San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2cm" fo:min-width="26.501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e74c3c" draw:textarea-horizontal-align="left" draw:textarea-vertical-align="middle" draw:auto-grow-height="false" fo:min-height="1.24cm" fo:min-width="6.498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bdc3c7" draw:textarea-horizontal-align="left" draw:textarea-vertical-align="middle" draw:auto-grow-height="false" fo:min-height="1.24cm" fo:min-width="17.501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24cm" fo:min-width="1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443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492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2">
      <style:graphic-properties draw:stroke="none" draw:fill="solid" draw:fill-color="#e74c3c" draw:textarea-horizontal-align="justify" draw:textarea-vertical-align="middle" draw:auto-grow-height="false" draw:auto-grow-width="false" fo:min-height="1.492cm" fo:min-width="0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16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1cm" fo:min-width="26.501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492cm" fo:min-width="0cm" fo:padding-top="0cm" fo:padding-bottom="0cm" fo:padding-left="0cm" fo:padding-right="0cm" fo:wrap-option="wrap" draw:shadow-color="#808080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492cm" fo:min-width="0cm" fo:padding-top="0cm" fo:padding-bottom="0cm" fo:padding-left="0cm" fo:padding-right="0cm" fo:wrap-option="wrap" draw:shadow-color="#808080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492cm" fo:min-width="0cm" fo:padding-top="0cm" fo:padding-bottom="0cm" fo:padding-left="0cm" fo:padding-right="0cm" fo:wrap-option="wrap" draw:shadow-color="#808080"/>
    </style:style>
    <style:style style:name="Mpr1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style:writing-mode="lr-tb" style:font-independent-line-spacing="true"/>
    </style:style>
    <style:style style:name="MP6" style:family="paragraph">
      <loext:graphic-properties draw:fill="solid" draw:fill-color="#bdc3c7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13%" fo:text-align="end" fo:text-indent="0cm" style:line-break="strict"/>
    </style:style>
    <style:style style:name="MP9" style:family="paragraph">
      <loext:graphic-properties draw:fill="none" draw:fill-color="#ffffff"/>
      <style:paragraph-properties fo:margin-left="0cm" fo:margin-right="0cm" fo:line-height="11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13%" fo:text-align="center" fo:text-indent="0cm" style:line-break="strict"/>
    </style:style>
    <style:style style:name="MP11" style:family="paragraph">
      <loext:graphic-properties draw:fill="none" draw:fill-color="#ffffff"/>
      <style:paragraph-properties fo:margin-left="0cm" fo:margin-right="0cm" fo:line-height="113%" fo:text-align="center" fo:text-indent="0cm" style:line-break="strict" style:writing-mode="lr-tb" style:font-independent-line-spacing="true"/>
    </style:style>
    <style:style style:name="MP12" style:family="paragraph">
      <loext:graphic-properties draw:fill="solid" draw:fill-color="#e74c3c"/>
      <style:paragraph-properties fo:margin-left="0cm" fo:margin-right="0cm" fo:line-height="113%" fo:text-align="center" fo:text-indent="0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113%" fo:text-indent="0cm" style:line-break="strict"/>
    </style:style>
    <style:style style:name="MP16" style:family="paragraph">
      <loext:graphic-properties draw:fill="none" draw:fill-color="#ffffff"/>
      <style:paragraph-properties fo:margin-left="0cm" fo:margin-right="0cm" fo:line-height="113%" fo:text-indent="0cm" style:line-break="strict" style:writing-mode="lr-tb" style:font-independent-line-spacing="true"/>
    </style:style>
    <style:style style:name="MT1" style:family="text">
      <style:text-properties fo:color="#ffffff" style:font-name="Source Sans Pro Black" fo:font-size="24pt" fo:language="pl" fo:country="PL" fo:font-weight="bold" style:font-size-asian="24pt" style:language-asian="pl" style:country-asian="PL" style:font-weight-asian="bold" style:font-size-complex="24pt" style:language-complex="pl" style:country-complex="PL" style:font-weight-complex="bold"/>
    </style:style>
    <style:style style:name="MT2" style:family="text">
      <style:text-properties fo:color="#e74c3c" style:font-name="Source Sans Pro Black" fo:font-size="14pt" fo:language="pl" fo:country="PL" fo:font-weight="bold" style:font-size-asian="14pt" style:language-asian="pl" style:country-asian="PL" style:font-weight-asian="bold" style:font-size-complex="14pt" style:language-complex="pl" style:country-complex="PL" style:font-weight-complex="bold"/>
    </style:style>
    <style:style style:name="MT3" style:family="text">
      <style:text-properties fo:color="#e74c3c" style:font-name="Source Sans Pro Black" fo:font-size="24pt" fo:language="pl" fo:country="PL" fo:font-weight="bold" style:font-size-asian="24pt" style:language-asian="pl" style:country-asian="PL" style:font-weight-asian="bold" style:font-size-complex="24pt" style:language-complex="pl" style:country-complex="PL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e74c3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27.001cm" svg:height="3.502cm" svg:x="0cm" svg:y="0.498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6.998cm" svg:height="1.5cm" svg:x="20.999cm" svg:y="19.001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18.001cm" svg:height="1.5cm" svg:x="2.5cm" svg:y="19.001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1.5cm" svg:height="1.5cm" svg:x="0.498cm" svg:y="19.001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991cm" svg:height="2.492cm" svg:x="1cm" svg:y="1.001cm" presentation:class="title" presentation:placeholder="true">
        <draw:text-box/>
      </draw:frame>
      <draw:frame presentation:style-name="Default-outline1" draw:layer="backgroundobjects" svg:width="25.493cm" svg:height="12.991cm" svg:x="1cm" svg:y="5.498cm" presentation:class="outline" presentation:placeholder="true">
        <draw:text-box/>
      </draw:frame>
      <draw:frame draw:style-name="Mgr7" draw:text-style-name="MP9" draw:layer="backgroundobjects" svg:width="6.491cm" svg:height="1.442cm" svg:x="20.998cm" svg:y="19.001cm" presentation:class="date-time">
        <draw:text-box>
          <text:list text:style-name="ML2">
            <text:list-header>
              <text:p text:style-name="MP8"><text:span text:style-name="MT1"><presentation:date-time/></text:span></text:p>
            </text:list-header>
          </text:list>
        </draw:text-box>
      </draw:frame>
      <draw:frame draw:style-name="Mgr8" draw:text-style-name="MP11" draw:layer="backgroundobjects" svg:width="8.991cm" svg:height="1.491cm" svg:x="2.998cm" svg:y="19cm" presentation:class="footer">
        <draw:text-box>
          <text:list text:style-name="ML2">
            <text:list-header>
              <text:p text:style-name="MP10"><text:span text:style-name="MT1"><presentation:footer/></text:span></text:p>
            </text:list-header>
          </text:list>
        </draw:text-box>
      </draw:frame>
      <draw:frame draw:style-name="Mgr9" draw:text-style-name="MP12" draw:layer="backgroundobjects" svg:width="1.491cm" svg:height="1.491cm" svg:x="0.497cm" svg:y="19cm" presentation:class="page-number">
        <draw:text-box>
          <text:list text:style-name="ML2">
            <text:list-header>
              <text:p text:style-name="MP10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10" draw:text-style-name="MP13" draw:layer="backgroundobjects" svg:width="21cm" svg:height="29.7cm" svg:x="0cm" svg:y="0cm">
          <text:p/>
        </draw:rect>
        <draw:custom-shape draw:style-name="Mgr11" draw:text-style-name="MP1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6cm" svg:x="3.074cm" svg:y="2.258cm" presentation:class="page"/>
        <draw:frame presentation:style-name="Default-notes" draw:layer="backgroundobjects" svg:width="16.792cm" svg:height="13.357cm" svg:x="2.099cm" svg:y="14.106cm" presentation:class="notes" presentation:placeholder="true">
          <draw:text-box/>
        </draw:frame>
        <draw:frame draw:style-name="Mgr12" draw:text-style-name="MP16" draw:layer="backgroundobjects" svg:width="9.106cm" svg:height="1.477cm" svg:x="0cm" svg:y="-0.001cm" presentation:class="header">
          <draw:text-box>
            <text:list text:style-name="ML3">
              <text:list-header>
                <text:p text:style-name="MP15"><text:span text:style-name="MT2"><presentation:header/></text:span></text:p>
              </text:list-header>
            </text:list>
          </draw:text-box>
        </draw:frame>
        <draw:frame draw:style-name="Mgr13" draw:text-style-name="MP9" draw:layer="backgroundobjects" svg:width="9.106cm" svg:height="1.477cm" svg:x="11.884cm" svg:y="-0.001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draw:style-name="Mgr14" draw:text-style-name="MP16" draw:layer="backgroundobjects" svg:width="9.106cm" svg:height="1.478cm" svg:x="0cm" svg:y="28.213cm" presentation:class="footer">
          <draw:text-box>
            <text:list text:style-name="ML3">
              <text:list-header>
                <text:p text:style-name="MP15"><text:span text:style-name="MT2"><presentation:footer/></text:span></text:p>
              </text:list-header>
            </text:list>
          </draw:text-box>
        </draw:frame>
        <draw:frame draw:style-name="Mgr15" draw:text-style-name="MP9" draw:layer="backgroundobjects" svg:width="9.106cm" svg:height="1.478cm" svg:x="11.884cm" svg:y="28.213cm" presentation:class="page-number">
          <draw:text-box>
            <text:list text:style-name="ML3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16" draw:text-style-name="MP5" draw:layer="backgroundobjects" svg:width="27.001cm" svg:height="3.501cm" svg:x="0cm" svg:y="8.749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5.991cm" svg:height="2.491cm" svg:x="1cm" svg:y="9.251cm" presentation:class="title" presentation:placeholder="true">
        <draw:text-box/>
      </draw:frame>
      <draw:frame presentation:style-name="Title1-outline1" draw:layer="backgroundobjects" svg:width="25.493cm" svg:height="6.989cm" svg:x="1.498cm" svg:y="12.999cm" presentation:class="outline" presentation:placeholder="true">
        <draw:text-box/>
      </draw:frame>
      <draw:frame draw:style-name="Mgr17" draw:text-style-name="MP16" draw:layer="backgroundobjects" svg:width="6.491cm" svg:height="1.491cm" svg:x="20.998cm" svg:y="19cm" presentation:class="date-time">
        <draw:text-box>
          <text:list text:style-name="ML3">
            <text:list-header>
              <text:p text:style-name="MP15"><text:span text:style-name="MT3"><presentation:date-time/></text:span></text:p>
            </text:list-header>
          </text:list>
        </draw:text-box>
      </draw:frame>
      <draw:frame draw:style-name="Mgr18" draw:text-style-name="MP11" draw:layer="backgroundobjects" svg:width="8.991cm" svg:height="1.491cm" svg:x="2.998cm" svg:y="19cm" presentation:class="footer">
        <draw:text-box>
          <text:list text:style-name="ML3">
            <text:list-header>
              <text:p text:style-name="MP10"><text:span text:style-name="MT3"><presentation:footer/></text:span></text:p>
            </text:list-header>
          </text:list>
        </draw:text-box>
      </draw:frame>
      <draw:frame draw:style-name="Mgr19" draw:text-style-name="MP9" draw:layer="backgroundobjects" svg:width="1.491cm" svg:height="1.491cm" svg:x="0.497cm" svg:y="19cm" presentation:class="page-number">
        <draw:text-box>
          <text:list text:style-name="ML3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0" draw:text-style-name="MP13" draw:layer="backgroundobjects" svg:width="21cm" svg:height="29.7cm" svg:x="0cm" svg:y="0cm">
          <text:p/>
        </draw:rect>
        <draw:custom-shape draw:style-name="Mgr11" draw:text-style-name="MP1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8cm" svg:height="11.126cm" svg:x="3.074cm" svg:y="2.258cm" presentation:class="page"/>
        <draw:frame presentation:style-name="Title1-notes" draw:layer="backgroundobjects" svg:width="16.792cm" svg:height="13.357cm" svg:x="2.099cm" svg:y="14.106cm" presentation:class="notes" presentation:placeholder="true">
          <draw:text-box/>
        </draw:frame>
        <draw:frame presentation:style-name="Mpr1" draw:text-style-name="MP16" draw:layer="backgroundobjects" svg:width="9.106cm" svg:height="1.477cm" svg:x="0cm" svg:y="-0.001cm" presentation:class="header">
          <draw:text-box>
            <text:list text:style-name="ML3">
              <text:list-header>
                <text:p text:style-name="MP15"><text:span text:style-name="MT2"><presentation:header/></text:span></text:p>
              </text:list-header>
            </text:list>
          </draw:text-box>
        </draw:frame>
        <draw:frame presentation:style-name="Mpr2" draw:text-style-name="MP9" draw:layer="backgroundobjects" svg:width="9.106cm" svg:height="1.477cm" svg:x="11.884cm" svg:y="-0.001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3" draw:text-style-name="MP16" draw:layer="backgroundobjects" svg:width="9.106cm" svg:height="1.478cm" svg:x="0cm" svg:y="28.213cm" presentation:class="footer">
          <draw:text-box>
            <text:list text:style-name="ML3">
              <text:list-header>
                <text:p text:style-name="MP15"><text:span text:style-name="MT2"><presentation:footer/></text:span></text:p>
              </text:list-header>
            </text:list>
          </draw:text-box>
        </draw:frame>
        <draw:frame presentation:style-name="Mpr4" draw:text-style-name="MP9" draw:layer="backgroundobjects" svg:width="9.106cm" svg:height="1.478cm" svg:x="11.884cm" svg:y="28.213cm" presentation:class="page-number">
          <draw:text-box>
            <text:list text:style-name="ML3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lizarin</dc:title>
    <meta:creation-date>2018-09-27T13:10:18.977978300</meta:creation-date>
    <dc:date>2018-09-28T10:28:12.419377400</dc:date>
    <meta:editing-cycles>4</meta:editing-cycles>
    <meta:editing-duration>PT48S</meta:editing-duration>
    <meta:document-statistic meta:object-count="44"/>
    <meta:generator>LibreOffice/6.1.1.2$Linux_X86_64 LibreOffice_project/10$Build-2</meta:generator>
  </office:meta>
</office:document-meta>
</file>